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662cm"/>
    </style:style>
    <style:style style:name="co4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22.00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99"/>
      <style:text-properties fo:font-weight="bold" style:font-weight-asian="bold" style:font-weight-complex="bold"/>
    </style:style>
  </office:automatic-styles>
  <office:body>
    <office:spreadsheet>
      <table:table table:name="Personaj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Nombre</text:p>
          </table:table-cell>
          <table:table-cell table:style-name="ce1" office:value-type="string">
            <text:p>Personaje</text:p>
          </table:table-cell>
          <table:table-cell table:style-name="ce1" office:value-type="string">
            <text:p>Tipo</text:p>
          </table:table-cell>
          <table:table-cell table:style-name="ce1" office:value-type="string">
            <text:p>Efecto</text:p>
          </table:table-cell>
          <table:table-cell table:style-name="ce1" table:number-columns-repeated="1019"/>
        </table:table-row>
        <table:table-row table:style-name="ro1">
          <table:table-cell table:number-columns-repeated="2"/>
          <table:table-cell office:value-type="string">
            <text:p>Furtivo</text:p>
          </table:table-cell>
          <table:table-cell office:value-type="string">
            <text:p>Pasiva</text:p>
          </table:table-cell>
          <table:table-cell office:value-type="string">
            <text:p>Cuando robes una carta de trampa puedes elegir descartarla para robar otra y aplicar el efecto de la segunda de la forma norma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urtivo</text:p>
          </table:table-cell>
          <table:table-cell office:value-type="string">
            <text:p>Activa</text:p>
          </table:table-cell>
          <table:table-cell office:value-type="string">
            <text:p>Cuando eres victima de una trampa puedes ignorar su efecto a 5+. Si superas la tirada ademas descartas una ficha de panico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tleta</text:p>
          </table:table-cell>
          <table:table-cell office:value-type="string">
            <text:p>Pasiva</text:p>
          </table:table-cell>
          <table:table-cell office:value-type="string">
            <text:p>Puede correr hasta 2 casillas pagando el coste en agua y comida una unica vez. Si falla la primera tirada no puede realizar la segunda.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Atleta</text:p>
          </table:table-cell>
          <table:table-cell office:value-type="string">
            <text:p>Activa</text:p>
          </table:table-cell>
          <table:table-cell office:value-type="string">
            <text:p>Supera la tirada de huir a 4+ (en lugar de 5+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Profesional</text:p>
          </table:table-cell>
          <table:table-cell office:value-type="string">
            <text:p>Pasiva</text:p>
          </table:table-cell>
          <table:table-cell office:value-type="string">
            <text:p>Si robas una carta de evento de jugador del tipo 'desagrada al publico' inmediatamente puedes elegir descartarla, robar otra y aplicarte sus efecto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rofesional</text:p>
          </table:table-cell>
          <table:table-cell office:value-type="string">
            <text:p>Activa</text:p>
          </table:table-cell>
          <table:table-cell office:value-type="string">
            <text:p>En combate cada exito que obtenga con un 6 causa una herida extr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Famoso</text:p>
          </table:table-cell>
          <table:table-cell office:value-type="string">
            <text:p>Pasiva</text:p>
          </table:table-cell>
          <table:table-cell office:value-type="string">
            <text:p>Si robas una carta de evento de jugador del tipo 'agrada al publico' inmediatamente aplicas sus efectos y puedes robar cartas de ese mazo hasta que encuentres otra del mismo tipo y aplicas tambien sus efectos.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amoso</text:p>
          </table:table-cell>
          <table:table-cell office:value-type="string">
            <text:p>Activa</text:p>
          </table:table-cell>
          <table:table-cell office:value-type="string">
            <text:p>Cuando robas una carta de 'agrada al publico' puedes descartarla inmediatamente, elegir un jugador y robar una carta de 'desagrada al publico' para aplicar sus efectos a ese jugador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Veterinaria</text:p>
          </table:table-cell>
          <table:table-cell office:value-type="string">
            <text:p>Pasiva</text:p>
          </table:table-cell>
          <table:table-cell office:value-type="string">
            <text:p>Cada vez que recuperes cualquier cantidad de vida recupears uno ma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Veterinaria</text:p>
          </table:table-cell>
          <table:table-cell office:value-type="string">
            <text:p>Activa'</text:p>
          </table:table-cell>
          <table:table-cell office:value-type="string">
            <text:p>Consigues un compañero animal: en combate se comporta como una criatura de combate multiple. En las tiradsa de buscar te permite sumar +1 a un unico dado. Si muere en combate pierdes la carta de habilidad aunque puedes volver a comprarla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7/11/2015</text:date>, <text:time>16:0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0M26S</meta:editing-duration>
    <meta:editing-cycles>12</meta:editing-cycles>
    <meta:generator>OpenOffice/4.1.1$Win32 OpenOffice.org_project/411m6$Build-9775</meta:generator>
    <dc:date>2015-11-07T16:00:43.93</dc:date>
    <meta:document-statistic meta:table-count="1" meta:cell-count="34" meta:object-count="0"/>
    <meta:user-defined meta:name="Info 1"/>
    <meta:user-defined meta:name="Info 2"/>
    <meta:user-defined meta:name="Info 3"/>
    <meta:user-defined meta:name="Info 4"/>
  </office:meta>
</office:document-meta>
</file>